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29ee1" draw:textarea-horizontal-align="justify" draw:textarea-vertical-align="middle" draw:auto-grow-height="false" fo:min-height="2.15cm" fo:min-width="3.3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15cm" fo:min-width="3.3cm"/>
      <style:paragraph-properties style:writing-mode="lr-tb"/>
    </style:style>
    <style:style style:name="gr3" style:family="graphic" style:parent-style-name="standard">
      <style:graphic-properties draw:fill="solid" draw:fill-color="#fc4369" draw:textarea-horizontal-align="justify" draw:textarea-vertical-align="middle" draw:auto-grow-height="false" fo:min-height="2.15cm" fo:min-width="3.3cm"/>
      <style:paragraph-properties style:writing-mode="lr-tb"/>
    </style:style>
    <style:style style:name="gr4" style:family="graphic" style:parent-style-name="standard">
      <style:graphic-properties draw:fill-color="#72cfb0" draw:textarea-horizontal-align="justify" draw:textarea-vertical-align="middle" draw:auto-grow-height="false" fo:min-height="2.15cm" fo:min-width="3.3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fill-color="#029ee1" draw:textarea-horizontal-align="justify" draw:textarea-vertical-align="middle" draw:auto-grow-height="false" fo:min-height="2.15cm" fo:min-width="3.3cm"/>
      <style:paragraph-properties style:writing-mode="lr-tb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029ee1"/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solid" draw:fill-color="#fc4369"/>
      <style:paragraph-properties fo:text-align="center" style:writing-mode="lr-tb"/>
    </style:style>
    <style:style style:name="P5" style:family="paragraph">
      <loext:graphic-properties draw:fill-color="#72cfb0"/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029ee1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.8cm" svg:height="2.4cm" svg:x="7cm" svg:y="4.9cm">
          <text:p text:style-name="P1">reader.py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8cm" svg:height="2.4cm" svg:x="14cm" svg:y="4.9cm">
          <text:p text:style-name="P1">test.fa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3.8cm" svg:height="2.4cm" svg:x="3.3cm" svg:y="8.4cm">
          <text:p text:style-name="P1">compile.py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3.8cm" svg:height="2.4cm" svg:x="10.8cm" svg:y="8.4cm">
          <text:p text:style-name="P1">evaluation.py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0.8cm" svg:y1="6.1cm" svg:x2="14cm" svg:y2="6.1cm" draw:start-shape="id1" draw:start-glue-point="1" draw:end-shape="id2" draw:end-glue-point="3" svg:d="M10800 6100h3200" svg:viewBox="0 0 3201 1">
          <text:p/>
        </draw:connector>
        <draw:custom-shape draw:style-name="gr6" draw:text-style-name="P7" xml:id="id5" draw:id="id5" draw:layer="layout" svg:width="3.8cm" svg:height="2.4cm" svg:x="17.7cm" svg:y="8.4cm">
          <text:p text:style-name="P1">cli.py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0.8cm" svg:y1="9.6cm" svg:x2="7.1cm" svg:y2="9.6cm" draw:start-shape="id3" draw:start-glue-point="3" draw:end-shape="id4" draw:end-glue-point="1" svg:d="M10800 9600h-3700" svg:viewBox="0 0 3701 1">
          <text:p/>
        </draw:connector>
        <draw:connector draw:style-name="gr7" draw:text-style-name="P6" draw:layer="layout" draw:type="line" svg:x1="14.6cm" svg:y1="9.6cm" svg:x2="17.7cm" svg:y2="9.6cm" draw:start-shape="id3" draw:start-glue-point="1" draw:end-shape="id5" draw:end-glue-point="3" svg:d="M14600 9600h3100" svg:viewBox="0 0 3101 1">
          <text:p/>
        </draw:connector>
        <draw:custom-shape draw:style-name="gr4" draw:text-style-name="P5" xml:id="id6" draw:id="id6" draw:layer="layout" svg:width="3.8cm" svg:height="2.4cm" svg:x="6.9cm" svg:y="11.3cm">
          <text:p text:style-name="P1">rules.py</text:p>
          <draw:enhanced-geometry svg:viewBox="0 0 21600 21600" draw:type="rectangle" draw:enhanced-path="M 0 0 L 21600 0 21600 21600 0 21600 0 0 Z N"/>
        </draw:custom-shape>
        <draw:custom-shape draw:style-name="gr4" draw:text-style-name="P5" xml:id="id7" draw:id="id7" draw:layer="layout" svg:width="3.8cm" svg:height="2.4cm" svg:x="14.9cm" svg:y="11.3cm">
          <text:p text:style-name="P1">db.py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5.2cm" svg:y1="8.4cm" svg:x2="7cm" svg:y2="6.1cm" draw:start-shape="id4" draw:start-glue-point="0" draw:end-shape="id1" draw:end-glue-point="3" svg:d="M5200 8400l1800-2300" svg:viewBox="0 0 1801 2301">
          <text:p/>
        </draw:connector>
        <draw:connector draw:style-name="gr7" draw:text-style-name="P6" draw:layer="layout" draw:type="line" svg:x1="12.7cm" svg:y1="8.4cm" svg:x2="8.9cm" svg:y2="7.3cm" draw:start-shape="id3" draw:start-glue-point="0" draw:end-shape="id1" draw:end-glue-point="2" svg:d="M12700 8400l-3800-1100" svg:viewBox="0 0 3801 1101">
          <text:p/>
        </draw:connector>
        <draw:connector draw:style-name="gr7" draw:text-style-name="P6" draw:layer="layout" draw:type="line" svg:x1="10.7cm" svg:y1="12.5cm" svg:x2="14.9cm" svg:y2="12.5cm" draw:start-shape="id6" draw:start-glue-point="1" draw:end-shape="id7" draw:end-glue-point="3" svg:d="M10700 12500h4200" svg:viewBox="0 0 4201 1">
          <text:p/>
        </draw:connector>
        <draw:connector draw:style-name="gr7" draw:text-style-name="P6" draw:layer="layout" draw:type="line" svg:x1="12.7cm" svg:y1="10.8cm" svg:x2="14.9cm" svg:y2="12.5cm" draw:start-shape="id3" draw:start-glue-point="2" draw:end-shape="id7" draw:end-glue-point="3" svg:d="M12700 10800l2200 1700" svg:viewBox="0 0 2201 1701">
          <text:p/>
        </draw:connector>
        <draw:connector draw:style-name="gr7" draw:text-style-name="P6" draw:layer="layout" draw:type="line" svg:x1="10.7cm" svg:y1="12.5cm" svg:x2="12.7cm" svg:y2="10.8cm" draw:start-shape="id6" draw:start-glue-point="1" draw:end-shape="id3" draw:end-glue-point="2" svg:d="M10700 12500l2000-1700" svg:viewBox="0 0 2001 17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13:12:03.660579121</meta:creation-date>
    <dc:date>2021-04-14T11:39:22.309089583</dc:date>
    <meta:editing-duration>PT25M50S</meta:editing-duration>
    <meta:editing-cycles>4</meta:editing-cycles>
    <meta:generator>LibreOffice/6.4.6.2$Linux_X86_64 LibreOffice_project/40$Build-2</meta:generator>
    <meta:document-statistic meta:object-count="15"/>
  </office:meta>
</office:document-meta>
</file>